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Кнопка</text:p>
          </table:table-cell>
        </table:table-row>
        <table:table-row table:style-name="ro1">
          <table:table-cell office:value-type="string" calcext:value-type="string">
            <text:p>F740BF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F7C03F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F720D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7A05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7609F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7E01F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7D02F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710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7906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750A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730C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7B04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7708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08F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78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748B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728D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7A8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76897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 style:data-style-name="N2" text:time-value="23:31:26.94715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3:59:16.876630973</meta:creation-date>
    <dc:date>2015-10-26T23:33:44.291008418</dc:date>
    <meta:editing-duration>PT6H32M45S</meta:editing-duration>
    <meta:editing-cycles>5</meta:editing-cycles>
    <meta:generator>LibreOffice/4.4.2.2$Linux_X86_64 LibreOffice_project/40m0$Build-2</meta:generator>
    <meta:document-statistic meta:table-count="1" meta:cell-count="40" meta:object-count="0"/>
  </office:meta>
</office:document-meta>
</file>